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85f" officeooo:paragraph-rsid="000bd85f"/>
    </style:style>
    <style:style style:name="P2" style:family="paragraph" style:parent-style-name="Standard">
      <style:paragraph-properties style:line-height-at-least="0.503cm"/>
      <style:text-properties officeooo:rsid="000bd85f"/>
    </style:style>
    <style:style style:name="P3" style:family="paragraph" style:parent-style-name="Standard">
      <style:text-properties officeooo:rsid="000bd85f" officeooo:paragraph-rsid="000bd85f" fo:background-color="#ffff00"/>
    </style:style>
    <style:style style:name="P4" style:family="paragraph" style:parent-style-name="Standard">
      <style:text-properties officeooo:rsid="000dc6d2" officeooo:paragraph-rsid="000dc6d2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Heading_20_2">
      <style:text-properties officeooo:paragraph-rsid="00108c68"/>
    </style:style>
    <style:style style:name="P7" style:family="paragraph" style:parent-style-name="Standard">
      <style:text-properties officeooo:paragraph-rsid="00108c68"/>
    </style:style>
    <style:style style:name="P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text-properties officeooo:paragraph-rsid="0010fd24"/>
    </style:style>
    <style:style style:name="P11" style:family="paragraph" style:parent-style-name="Text_20_body">
      <style:text-properties officeooo:paragraph-rsid="00108c68"/>
    </style:style>
    <style:style style:name="P12" style:family="paragraph" style:parent-style-name="Text_20_body">
      <style:text-properties officeooo:paragraph-rsid="0010fd24"/>
    </style:style>
    <style:style style:name="T1" style:family="text">
      <style:text-properties fo:font-size="16pt" officeooo:rsid="00108c68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4" style:family="text">
      <style:text-properties fo:color="#ce9178" loext:opacity="100%" style:font-name="Droid Sans Mono" fo:font-size="10.5pt" fo:font-weight="normal" officeooo:rsid="00108c68" fo:background-color="#1e1e1e" loext:char-shading-value="0"/>
    </style:style>
    <style:style style:name="T5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6" style:family="text">
      <style:text-properties fo:color="#d4d4d4" loext:opacity="100%" style:font-name="Droid Sans Mono" fo:font-size="10.5pt" fo:font-weight="normal" officeooo:rsid="00108c68" fo:background-color="#1e1e1e" loext:char-shading-value="0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9" style:family="text">
      <style:text-properties fo:color="#808080" loext:opacity="100%" style:font-name="Droid Sans Mono" fo:font-size="10.5pt" fo:font-weight="normal" officeooo:rsid="00108c68" fo:background-color="#1e1e1e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12" style:family="text">
      <style:text-properties fo:color="#569cd6" loext:opacity="100%" style:font-name="Droid Sans Mono" fo:font-size="10.5pt" fo:font-weight="normal" officeooo:rsid="00108c68" fo:background-color="#1e1e1e" loext:char-shading-value="0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5" style:family="text">
      <style:text-properties fo:color="#9cdcfe" loext:opacity="100%" style:font-name="Droid Sans Mono" fo:font-size="10.5pt" fo:font-weight="normal" officeooo:rsid="00108c68" fo:background-color="#1e1e1e" loext:char-shading-value="0"/>
    </style:style>
    <style:style style:name="T16" style:family="text">
      <style:text-properties officeooo:rsid="0010fd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ísmo pro nadpis do hero sekce: Libre Baskerville</text:p>
      <text:p text:style-name="P1">&lt;link rel="preconnect" href="https://fonts.googleapis.com"&gt;</text:p>
      <text:p text:style-name="P1">&lt;link rel="preconnect" href="https://fonts.gstatic.com" crossorigin&gt;</text:p>
      <text:p text:style-name="P1">&lt;link href="https://fonts.googleapis.com/css2?family=Libre+Baskerville:ital,wght@0,400;0,700;1,400&amp;family=Lora:ital,wght@0,400;0,700;1,400;1,700&amp;family=Montserrat:wght@300;400;500&amp;family=Playfair+Display:wght@400;700&amp;display=swap" rel="stylesheet"&gt;</text:p>
      <text:p text:style-name="P1"/>
      <text:p text:style-name="P4">2.5. 22:37 – končím přidání scriptů build a serve, nevidím NPM script dole// začít s prezentací eleventy 3</text:p>
      <text:p text:style-name="P1"/>
      <text:p text:style-name="P1"/>
      <text:h text:style-name="P6" text:outline-level="2"><text:span text:style-name="Strong_20_Emphasis"><text:span text:style-name="T1">Nabídka</text:span></text:span></text:h>
      <text:p text:style-name="P7"><text:span text:style-name="Strong_20_Emphasis"><text:span text:style-name="T9">&lt;</text:span></text:span><text:span text:style-name="Strong_20_Emphasis"><text:span text:style-name="T12">div</text:span></text:span><text:span text:style-name="Strong_20_Emphasis"><text:span text:style-name="T6"> </text:span></text:span><text:span text:style-name="Strong_20_Emphasis"><text:span text:style-name="T15">class</text:span></text:span><text:span text:style-name="Strong_20_Emphasis"><text:span text:style-name="T6">=</text:span></text:span><text:span text:style-name="Strong_20_Emphasis"><text:span text:style-name="T4">"product-box"</text:span></text:span><text:span text:style-name="Strong_20_Emphasis"><text:span text:style-name="T9">&gt;</text:span></text:span></text:p>
      <text:p text:style-name="P8"><text:span text:style-name="T7">&lt;</text:span><text:span text:style-name="T10">a</text:span> <text:span text:style-name="T13">href</text:span>=<text:span text:style-name="T2">"#"</text:span> <text:span text:style-name="T13">class</text:span>=<text:span text:style-name="T2">"product-box__link"</text:span><text:span text:style-name="T7">&gt;</text:span></text:p>
      <text:p text:style-name="P8"><text:span text:style-name="T7">&lt;</text:span><text:span text:style-name="T10">div</text:span> <text:span text:style-name="T13">class</text:span>=<text:span text:style-name="T2">"item"</text:span><text:span text:style-name="T7">&gt;</text:span></text:p>
      <text:p text:style-name="P8"><text:span text:style-name="T7">&lt;</text:span><text:span text:style-name="T10">div</text:span> <text:span text:style-name="T13">class</text:span>=<text:span text:style-name="T2">"item__img"</text:span><text:span text:style-name="T7">&gt;</text:span></text:p>
      <text:p text:style-name="P8"><text:span text:style-name="T7">&lt;</text:span><text:span text:style-name="T10">img</text:span> <text:span text:style-name="T13">src</text:span>=<text:span text:style-name="T2">"/images/produkty/hroudy/nerafinovane-bambucke-maslo-borut.jpg"</text:span> <text:span text:style-name="T13">alt</text:span>=<text:span text:style-name="T2">""</text:span><text:span text:style-name="T7">&gt;</text:span></text:p>
      <text:p text:style-name="P8"><text:span text:style-name="T7">&lt;/</text:span><text:span text:style-name="T10">div</text:span><text:span text:style-name="T7">&gt;</text:span></text:p>
      <text:p text:style-name="P8"><text:span text:style-name="T7">&lt;</text:span><text:span text:style-name="T10">h3</text:span> <text:span text:style-name="T13">class</text:span>=<text:span text:style-name="T2">"item__title"</text:span><text:span text:style-name="T7">&gt;</text:span>Bambucká másla nešlehaná<text:span text:style-name="T7">&lt;/</text:span><text:span text:style-name="T10">h3</text:span><text:span text:style-name="T7">&gt;</text:span></text:p>
      <text:p text:style-name="P8"><text:span text:style-name="T7">&lt;/</text:span><text:span text:style-name="T10">div</text:span><text:span text:style-name="T7">&gt;&lt;/</text:span><text:span text:style-name="T10">a</text:span><text:span text:style-name="T7">&gt;</text:span></text:p>
      <text:p text:style-name="P8"><text:span text:style-name="T7">&lt;</text:span><text:span text:style-name="T10">a</text:span> <text:span text:style-name="T13">href</text:span>=<text:span text:style-name="T2">"#"</text:span> <text:span text:style-name="T13">class</text:span>=<text:span text:style-name="T2">"product-box__link"</text:span><text:span text:style-name="T7">&gt;</text:span></text:p>
      <text:p text:style-name="P8"><text:span text:style-name="T7">&lt;</text:span><text:span text:style-name="T10">div</text:span> <text:span text:style-name="T13">class</text:span>=<text:span text:style-name="T2">"item"</text:span><text:span text:style-name="T7">&gt;</text:span></text:p>
      <text:p text:style-name="P8"><text:span text:style-name="T7">&lt;</text:span><text:span text:style-name="T10">div</text:span> <text:span text:style-name="T13">class</text:span>=<text:span text:style-name="T2">"item__img"</text:span><text:span text:style-name="T7">&gt;</text:span></text:p>
      <text:p text:style-name="P8"><text:span text:style-name="T7">&lt;</text:span><text:span text:style-name="T10">img</text:span> <text:span text:style-name="T13">src</text:span>=<text:span text:style-name="T2">"/images/produkty/hroudy/kakaove-maslo.jpg"</text:span> <text:span text:style-name="T13">alt</text:span>=<text:span text:style-name="T2">""</text:span><text:span text:style-name="T7">&gt;</text:span> </text:p>
      <text:p text:style-name="P8"><text:span text:style-name="T7">&lt;/</text:span><text:span text:style-name="T10">div</text:span><text:span text:style-name="T7">&gt;</text:span></text:p>
      <text:p text:style-name="P8"><text:span text:style-name="T7">&lt;</text:span><text:span text:style-name="T10">h3</text:span> <text:span text:style-name="T13">class</text:span>=<text:span text:style-name="T2">"item__title"</text:span><text:span text:style-name="T7">&gt;</text:span>Bio kakaové máslo<text:span text:style-name="T7">&lt;/</text:span><text:span text:style-name="T10">h3</text:span><text:span text:style-name="T7">&gt;</text:span></text:p>
      <text:p text:style-name="P8"><text:span text:style-name="T7">&lt;/</text:span><text:span text:style-name="T10">div</text:span><text:span text:style-name="T7">&gt;&lt;/</text:span><text:span text:style-name="T10">a</text:span><text:span text:style-name="T7">&gt;</text:span></text:p>
      <text:p text:style-name="P8"><text:span text:style-name="T7">&lt;</text:span><text:span text:style-name="T10">a</text:span> <text:span text:style-name="T13">href</text:span>=<text:span text:style-name="T2">"#"</text:span> <text:span text:style-name="T13">class</text:span>=<text:span text:style-name="T2">"product-box__link"</text:span><text:span text:style-name="T7">&gt;</text:span></text:p>
      <text:p text:style-name="P8"><text:span text:style-name="T7">&lt;</text:span><text:span text:style-name="T10">div</text:span> <text:span text:style-name="T13">class</text:span>=<text:span text:style-name="T2">"item"</text:span><text:span text:style-name="T7">&gt;</text:span></text:p>
      <text:p text:style-name="P8"><text:span text:style-name="T7">&lt;</text:span><text:span text:style-name="T10">div</text:span> <text:span text:style-name="T13">class</text:span>=<text:span text:style-name="T2">"item__img"</text:span><text:span text:style-name="T7">&gt;</text:span></text:p>
      <text:p text:style-name="P8"><text:span text:style-name="T7">&lt;</text:span><text:span text:style-name="T10">img</text:span> <text:span text:style-name="T13">src</text:span>=<text:span text:style-name="T2">"/images/produkty/b_slehane_citronlevandelu.png"</text:span> <text:span text:style-name="T13">alt</text:span>=<text:span text:style-name="T2">""</text:span><text:span text:style-name="T7">&gt;</text:span></text:p>
      <text:p text:style-name="P8"><text:span text:style-name="T7">&lt;/</text:span><text:span text:style-name="T10">div</text:span><text:span text:style-name="T7">&gt;</text:span></text:p>
      <text:p text:style-name="P8"><text:span text:style-name="T7">&lt;</text:span><text:span text:style-name="T10">h3</text:span> <text:span text:style-name="T13">class</text:span>=<text:span text:style-name="T2">"item__title"</text:span><text:span text:style-name="T7">&gt;</text:span>Bambucká másla šlehaná<text:span text:style-name="T7">&lt;/</text:span><text:span text:style-name="T10">h3</text:span><text:span text:style-name="T7">&gt;</text:span></text:p>
      <text:p text:style-name="P8"><text:span text:style-name="T7">&lt;/</text:span><text:span text:style-name="T10">div</text:span><text:span text:style-name="T7">&gt;&lt;/</text:span><text:span text:style-name="T10">a</text:span><text:span text:style-name="T7">&gt;</text:span> </text:p>
      <text:p text:style-name="P8"><text:span text:style-name="T7">&lt;</text:span><text:span text:style-name="T10">a</text:span> <text:span text:style-name="T13">href</text:span>=<text:span text:style-name="T2">"#"</text:span> <text:span text:style-name="T13">class</text:span>=<text:span text:style-name="T2">"product-box__link"</text:span><text:span text:style-name="T7">&gt;</text:span></text:p>
      <text:p text:style-name="P8"><text:span text:style-name="T7">&lt;</text:span><text:span text:style-name="T10">div</text:span> <text:span text:style-name="T13">class</text:span>=<text:span text:style-name="T2">"item"</text:span><text:span text:style-name="T7">&gt;</text:span></text:p>
      <text:p text:style-name="P8"><text:span text:style-name="T7">&lt;</text:span><text:span text:style-name="T10">div</text:span> <text:span text:style-name="T13">class</text:span>=<text:span text:style-name="T2">"item__img"</text:span><text:span text:style-name="T7">&gt;</text:span></text:p>
      <text:p text:style-name="P8"><text:span text:style-name="T7">&lt;</text:span><text:span text:style-name="T10">img</text:span> <text:span text:style-name="T13">src</text:span>=<text:span text:style-name="T2">"/images/produkty/mydlo.png"</text:span> <text:span text:style-name="T13">alt</text:span>=<text:span text:style-name="T2">""</text:span><text:span text:style-name="T7">&gt;</text:span></text:p>
      <text:p text:style-name="P8"><text:span text:style-name="T7">&lt;/</text:span><text:span text:style-name="T10">div</text:span><text:span text:style-name="T7">&gt;</text:span></text:p>
      <text:p text:style-name="P8"><text:span text:style-name="T7">&lt;</text:span><text:span text:style-name="T10">h3</text:span> <text:span text:style-name="T13">class</text:span>=<text:span text:style-name="T2">"item__title"</text:span><text:span text:style-name="T7">&gt;</text:span>Mýdla<text:span text:style-name="T7">&lt;/</text:span><text:span text:style-name="T10">h3</text:span><text:span text:style-name="T7">&gt;</text:span></text:p>
      <text:p text:style-name="P8"><text:span text:style-name="T7">&lt;/</text:span><text:span text:style-name="T10">div</text:span><text:span text:style-name="T7">&gt;&lt;/</text:span><text:span text:style-name="T10">a</text:span><text:span text:style-name="T7">&gt;</text:span> </text:p>
      <text:p text:style-name="P11"><text:span text:style-name="Strong_20_Emphasis"/></text:p>
      <text:p text:style-name="P12"><text:span text:style-name="Strong_20_Emphasis"><text:span text:style-name="T16">Kontejner help</text:span></text:span><text:span text:style-name="T1"/></text:p>
      <text:p text:style-name="P10"><text:span text:style-name="Strong_20_Emphasis"><text:span text:style-name="T8">&lt;</text:span></text:span><text:span text:style-name="Strong_20_Emphasis"><text:span text:style-name="T11">div</text:span></text:span><text:span text:style-name="Strong_20_Emphasis"><text:span text:style-name="T5"> </text:span></text:span><text:span text:style-name="Strong_20_Emphasis"><text:span text:style-name="T14">class</text:span></text:span><text:span text:style-name="Strong_20_Emphasis"><text:span text:style-name="T5">=</text:span></text:span><text:span text:style-name="Strong_20_Emphasis"><text:span text:style-name="T3">"container-help"</text:span></text:span><text:span text:style-name="Strong_20_Emphasis"><text:span text:style-name="T8">&gt;</text:span>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box"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icon"</text:span><text:span text:style-name="T7">&gt;</text:span><text:span text:style-name="T1"/></text:p>
      <text:p text:style-name="P8"><text:span text:style-name="T7">&lt;</text:span><text:span text:style-name="T10">img</text:span> <text:span text:style-name="T13">src</text:span>=<text:span text:style-name="T2">"/images/ikony/crueltyfree.png"</text:span> <text:span text:style-name="T13">alt</text:span>=<text:span text:style-name="T2">""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oft-page-break/><text:span text:style-name="T7">&lt;</text:span><text:span text:style-name="T10">div</text:span> <text:span text:style-name="T13">class</text:span>=<text:span text:style-name="T2">"container-help__text"</text:span><text:span text:style-name="T7">&gt;</text:span><text:span text:style-name="T1"/></text:p>
      <text:p text:style-name="P8"><text:span text:style-name="T7">&lt;</text:span><text:span text:style-name="T10">p</text:span><text:span text:style-name="T7">&gt;</text:span>Netestujeme na zvířatech<text:span text:style-name="T7">&lt;/</text:span><text:span text:style-name="T10">p</text:span><text:span text:style-name="T7">&gt;</text:span> 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box"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icon"</text:span><text:span text:style-name="T7">&gt;</text:span><text:span text:style-name="T1"/></text:p>
      <text:p text:style-name="P8"><text:span text:style-name="T7">&lt;</text:span><text:span text:style-name="T10">img</text:span> <text:span text:style-name="T13">src</text:span>=<text:span text:style-name="T2">"/images/ikony/farmari.png"</text:span> <text:span text:style-name="T13">alt</text:span>=<text:span text:style-name="T2">""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text"</text:span><text:span text:style-name="T7">&gt;</text:span><text:span text:style-name="T1"/></text:p>
      <text:p text:style-name="P8"><text:span text:style-name="T7">&lt;</text:span><text:span text:style-name="T10">p</text:span><text:span text:style-name="T7">&gt;</text:span>Podporujeme farmáře<text:span text:style-name="T7">&lt;/</text:span><text:span text:style-name="T10">p</text:span><text:span text:style-name="T7">&gt;</text:span> 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box"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icon"</text:span><text:span text:style-name="T7">&gt;</text:span><text:span text:style-name="T1"/></text:p>
      <text:p text:style-name="P8"><text:span text:style-name="T7">&lt;</text:span><text:span text:style-name="T10">img</text:span> <text:span text:style-name="T13">src</text:span>=<text:span text:style-name="T2">"/images/ikony/pomahame.png"</text:span> <text:span text:style-name="T13">alt</text:span>=<text:span text:style-name="T2">""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text"</text:span><text:span text:style-name="T7">&gt;</text:span><text:span text:style-name="T1"/></text:p>
      <text:p text:style-name="P8"><text:span text:style-name="T7">&lt;</text:span><text:span text:style-name="T10">p</text:span><text:span text:style-name="T7">&gt;</text:span>Pomáháme<text:span text:style-name="T7">&lt;/</text:span><text:span text:style-name="T10">p</text:span><text:span text:style-name="T7">&gt;</text:span> 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box"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icon"</text:span><text:span text:style-name="T7">&gt;</text:span><text:span text:style-name="T1"/></text:p>
      <text:p text:style-name="P8"><text:span text:style-name="T7">&lt;</text:span><text:span text:style-name="T10">img</text:span> <text:span text:style-name="T13">src</text:span>=<text:span text:style-name="T2">"/images/ikony/prirodni.png"</text:span> <text:span text:style-name="T13">alt</text:span>=<text:span text:style-name="T2">""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text"</text:span><text:span text:style-name="T7">&gt;</text:span><text:span text:style-name="T1"/></text:p>
      <text:p text:style-name="P8"><text:span text:style-name="T7">&lt;</text:span><text:span text:style-name="T10">p</text:span><text:span text:style-name="T7">&gt;</text:span>100% přírodní složení<text:span text:style-name="T7">&lt;/</text:span><text:span text:style-name="T10">p</text:span><text:span text:style-name="T7">&gt;</text:span> 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box"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icon"</text:span><text:span text:style-name="T7">&gt;</text:span><text:span text:style-name="T1"/></text:p>
      <text:p text:style-name="P8"><text:span text:style-name="T7">&lt;</text:span><text:span text:style-name="T10">img</text:span> <text:span text:style-name="T13">src</text:span>=<text:span text:style-name="T2">"/images/ikony/zeny.png"</text:span> <text:span text:style-name="T13">alt</text:span>=<text:span text:style-name="T2">""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</text:span><text:span text:style-name="T10">div</text:span> <text:span text:style-name="T13">class</text:span>=<text:span text:style-name="T2">"container-help__text"</text:span><text:span text:style-name="T7">&gt;</text:span><text:span text:style-name="T1"/></text:p>
      <text:p text:style-name="P8"><text:span text:style-name="T7">&lt;</text:span><text:span text:style-name="T10">p</text:span><text:span text:style-name="T7">&gt;</text:span>Podporujeme ženy<text:span text:style-name="T7">&lt;/</text:span><text:span text:style-name="T10">p</text:span><text:span text:style-name="T7">&gt;</text:span> 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8"><text:span text:style-name="T7">&lt;/</text:span><text:span text:style-name="T10">div</text:span><text:span text:style-name="T7">&gt;</text:span><text:span text:style-name="T1"/></text:p>
      <text:p text:style-name="P12"><text:span text:style-name="Strong_20_Emphasis"/></text:p>
      <text:p text:style-name="Text_20_body"/>
      <text:p text:style-name="P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21:49:50.071174780</meta:creation-date>
    <dc:date>2023-05-20T08:28:51.133095230</dc:date>
    <meta:editing-duration>PT1H30M21S</meta:editing-duration>
    <meta:editing-cycles>6</meta:editing-cycles>
    <meta:generator>LibreOffice/7.4.6.2$Linux_X86_64 LibreOffice_project/40$Build-2</meta:generator>
    <meta:document-statistic meta:table-count="0" meta:image-count="0" meta:object-count="0" meta:page-count="2" meta:paragraph-count="78" meta:word-count="176" meta:character-count="2373" meta:non-whitespace-character-count="2266"/>
  </office:meta>
</office:document-meta>
</file>